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2009in" fo:padding-bottom="0.02009in" fo:padding-left="0.04018in" fo:padding-right="0.0401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556in" style:font-size-asian="0.24556in" style:font-size-complex="0.24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1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0.472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2009in" fo:padding-bottom="0.02009in" fo:padding-left="0.04018in" fo:padding-right="0.0401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083in" style:font-size-asian="0.20083in" style:font-size-complex="0.20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6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1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.176in" fo:margin-left="0.25113in" fo:margin-right="0in" fo:text-indent="-0.2511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.176in" fo:margin-left="0.25113in" fo:margin-right="0in" fo:text-indent="-0.2511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1">
      <style:graphic-properties fo:wrap-option="wrap" fo:padding-top="0.02009in" fo:padding-bottom="0.02009in" fo:padding-left="0.04018in" fo:padding-right="0.04018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.176in" fo:margin-left="0.25113in" fo:margin-right="0in" fo:text-indent="-0.2511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01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6">
      <text:list-level-style-bullet text:level="1" text:bullet-char="•">
        <style:list-level-properties text:space-before="0in" text:min-label-width="0.251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1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1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1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1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1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1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1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113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1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1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1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1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1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1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1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1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113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1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1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1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1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1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1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1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1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113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7-blank-Blank" presentation:presentation-page-layout-name="Master1-PPL7" draw:id="Slide-256">
        <draw:frame draw:id="id63" draw:style-name="a338" draw:name="TextBox 3" svg:x="3.90372in" svg:y="0.5982in" svg:width="2.69256in" svg:height="0.3381in">
          <draw:text-box>
            <text:p text:style-name="a337" text:class-names="" text:cond-style-name=""><text:span text:style-name="a336" text:class-names="">A POSTER OF ETHICS</text:span></text:p>
          </draw:text-box>
          <svg:title/>
          <svg:desc/>
        </draw:frame>
        <draw:frame draw:id="id64" draw:style-name="a341" draw:name="TextBox 2" svg:x="1.7342in" svg:y="6.17544in" svg:width="2.16951in" svg:height="0.52722in">
          <draw:text-box>
            <text:p text:style-name="a340" text:class-names="" text:cond-style-name=""><text:span text:style-name="a339" text:class-names=""><text:line-break/></text:span></text:p>
          </draw:text-box>
          <svg:title/>
          <svg:desc/>
        </draw:frame>
        <draw:frame draw:id="id65" draw:style-name="a368" draw:name="TextBox 3" svg:x="0.23979in" svg:y="9.71783in" svg:width="5.15833in" svg:height="3.44012in">
          <draw:text-box>
            <text:p text:style-name="a345" text:class-names="" text:cond-style-name=""><text:span text:style-name="a342" text:class-names="">Laws &amp;<text:s text:c="1"/></text:span><text:span text:style-name="a343" text:class-names="">Legislation</text:span><text:span text:style-name="a344" text:class-names=""/></text:p>
            <text:p text:style-name="a347" text:class-names="" text:cond-style-name=""><text:span text:style-name="a346" text:class-names=""/></text:p>
            <text:p text:style-name="a349" text:class-names="" text:cond-style-name=""><text:span text:style-name="a348" text:class-names="">The Data Protection Act (1998):</text:span></text:p>
            <text:p text:style-name="a351" text:class-names="" text:cond-style-name=""><text:span text:style-name="a350" text:class-names="">This act defines the way in which businesses <text:s text:c="1"/>and institutions handle personal data; To summarize it states that:</text:span></text:p>
            <text:p text:style-name="a353" text:class-names="" text:cond-style-name=""><text:span text:style-name="a352" text:class-names=""/></text:p>
            <text:p text:style-name="a355" text:class-names="" text:cond-style-name=""><text:span text:style-name="a354" text:class-names="">The data should be used fairly and lawfully,</text:span></text:p>
            <text:p text:style-name="a357" text:class-names="" text:cond-style-name=""><text:span text:style-name="a356" text:class-names="">Used for the specified purposes only,</text:span></text:p>
            <text:p text:style-name="a359" text:class-names="" text:cond-style-name=""><text:span text:style-name="a358" text:class-names="">The Data is always kept accurate,</text:span></text:p>
            <text:p text:style-name="a361" text:class-names="" text:cond-style-name=""><text:span text:style-name="a360" text:class-names="">The data is kept for no longer than necessary,</text:span></text:p>
            <text:p text:style-name="a363" text:class-names="" text:cond-style-name=""><text:span text:style-name="a362" text:class-names="">The data is kept safe and secure,</text:span></text:p>
            <text:p text:style-name="a365" text:class-names="" text:cond-style-name=""><text:span text:style-name="a364" text:class-names="">The data is not transferred outside the UK without permission <text:tab/>and protection.</text:span></text:p>
            <text:p text:style-name="a367" text:class-names="" text:cond-style-name=""><text:span text:style-name="a366" text:class-names=""/></text:p>
          </draw:text-box>
          <svg:title/>
          <svg:desc/>
        </draw:frame>
        <draw:custom-shape svg:x="0.32675in" svg:y="0.9363in" svg:width="10.17325in" svg:height="2.01953in" draw:id="id66" draw:style-name="a383" draw:name="Rectangle 4">
          <svg:title/>
          <svg:desc/>
          <text:p text:style-name="a371" text:class-names="" text:cond-style-name=""><text:span text:style-name="a369" text:class-names=""><text:s text:c="1"/></text:span><text:span text:style-name="a370" text:class-names="">Objectives</text:span></text:p>
          <text:p text:style-name="a373" text:class-names="" text:cond-style-name=""><text:span text:style-name="a372" text:class-names=""/></text:p>
          <text:list text:style-name="a376">
            <text:list-item>
              <text:p text:style-name="a375" text:class-names="" text:cond-style-name=""><text:span text:style-name="a374" text:class-names="">To explore the ethical issues pertaining to the creation of a database containing NHS patient data and the distribution of this data.</text:span></text:p>
            </text:list-item>
          </text:list>
          <text:list text:style-name="a379">
            <text:list-item>
              <text:p text:style-name="a378" text:class-names="" text:cond-style-name=""><text:span text:style-name="a377" text:class-names="">To look into the different types of data that the hospital will have acquired, and how the different types must be handled.</text:span></text:p>
            </text:list-item>
          </text:list>
          <text:list text:style-name="a382">
            <text:list-item>
              <text:p text:style-name="a381" text:class-names="" text:cond-style-name=""><text:span text:style-name="a380" text:class-names="">To explore the laws and legislation surrounding the collection and distribution of personal data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21" draw:name="TextBox 5" svg:x="0.25504in" svg:y="3.50286in" svg:width="5.15833in" svg:height="5.48639in">
          <draw:text-box>
            <text:p text:style-name="a385" text:class-names="" text:cond-style-name=""><text:span text:style-name="a384" text:class-names="">The Issues</text:span></text:p>
            <text:p text:style-name="a387" text:class-names="" text:cond-style-name=""><text:span text:style-name="a386" text:class-names=""/></text:p>
            <text:p text:style-name="a389" text:class-names="" text:cond-style-name=""><text:span text:style-name="a388" text:class-names="">Obtaining the Data:</text:span></text:p>
            <text:p text:style-name="a391" text:class-names="" text:cond-style-name=""><text:span text:style-name="a390" text:class-names="">For personal data to be obtained lawfully, it requires that the patient gives consent so that his/her data can be collected &amp; distributed.</text:span></text:p>
            <text:p text:style-name="a393" text:class-names="" text:cond-style-name=""><text:span text:style-name="a392" text:class-names="">Consent is given via either written or oral formats, usually via a consent form which details the transaction.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/></text:p>
            <text:p text:style-name="a399" text:class-names="" text:cond-style-name=""><text:span text:style-name="a398" text:class-names="">Confidentiality:</text:span></text:p>
            <text:p text:style-name="a401" text:class-names="" text:cond-style-name=""><text:span text:style-name="a400" text:class-names="">If the patient has stated that they do not want their data to be shares with third parties or made public, then the hospital is obligated to fulfil this request.</text:span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/></text:p>
            <text:p text:style-name="a407" text:class-names="" text:cond-style-name=""><text:span text:style-name="a406" text:class-names="">Protection:</text:span></text:p>
            <text:p text:style-name="a411" text:class-names="" text:cond-style-name=""><text:span text:style-name="a408" text:class-names="">The NHS is obligated to protect<text:s text:c="1"/></text:span><text:span text:style-name="a409" text:class-names="">the sensitive dat</text:span><text:span text:style-name="a410" text:class-names="">a of the users</text:span></text:p>
            <text:p text:style-name="a413" text:class-names="" text:cond-style-name=""><text:span text:style-name="a412" text:class-names=""/></text:p>
            <text:p text:style-name="a416" text:class-names="" text:cond-style-name=""><text:span text:style-name="a414" text:class-names=""><text:s text:c="1"/></text:span><text:span text:style-name="a415" text:class-names="">Physical-Protection</text:span></text:p>
            <text:p text:style-name="a420" text:class-names="" text:cond-style-name=""><text:span text:style-name="a417" text:class-names="">The</text:span><text:span text:style-name="a418" text:class-names=""><text:s text:c="1"/>data must be stored in safe and protected locations and hardware (Passwords &amp; Encryption).</text:span><text:span text:style-name="a419" text:class-names=""/></text:p>
          </draw:text-box>
          <svg:title/>
          <svg:desc/>
        </draw:frame>
        <draw:frame draw:id="id68" draw:style-name="a445" draw:name="TextBox 6" svg:x="5.57675in" svg:y="3.52726in" svg:width="4.92325in" svg:height="3.33223in">
          <draw:text-box>
            <text:p text:style-name="a423" text:class-names="" text:cond-style-name=""><text:span text:style-name="a422" text:class-names="">Types of data</text:span></text:p>
            <text:p text:style-name="a425" text:class-names="" text:cond-style-name=""><text:span text:style-name="a424" text:class-names=""/></text:p>
            <text:p text:style-name="a428" text:class-names="" text:cond-style-name=""><text:span text:style-name="a426" text:class-names="">Personal data</text:span><text:span text:style-name="a427" text:class-names="">:</text:span></text:p>
            <text:p text:style-name="a430" text:class-names="" text:cond-style-name=""><text:span text:style-name="a429" text:class-names="">This data that can be used to uniquely identify an individual.</text:span></text:p>
            <text:p text:style-name="a432" text:class-names="" text:cond-style-name=""><text:span text:style-name="a431" text:class-names=""/></text:p>
            <text:p text:style-name="a435" text:class-names="" text:cond-style-name=""><text:span text:style-name="a433" text:class-names="">Confidential Data</text:span><text:span text:style-name="a434" text:class-names="">:</text:span></text:p>
            <text:p text:style-name="a437" text:class-names="" text:cond-style-name=""><text:span text:style-name="a436" text:class-names="">Data that has been agreed to be kept confidential.</text:span></text:p>
            <text:p text:style-name="a439" text:class-names="" text:cond-style-name=""><text:span text:style-name="a438" text:class-names=""/></text:p>
            <text:p text:style-name="a442" text:class-names="" text:cond-style-name=""><text:span text:style-name="a440" text:class-names="">Sensitive data</text:span><text:span text:style-name="a441" text:class-names="">:</text:span></text:p>
            <text:p text:style-name="a444" text:class-names="" text:cond-style-name=""><text:span text:style-name="a443" text:class-names="">Data of a sensitive nature, such as : Race, Ethnic origin, Political opinion, Religious beliefs, Physical/mental condition , etc.</text:span></text:p>
          </draw:text-box>
          <svg:title/>
          <svg:desc/>
        </draw:frame>
        <draw:frame draw:id="id69" draw:style-name="a460" draw:name="TextBox 7" svg:x="5.57675in" svg:y="10.24431in" svg:width="4.71492in" svg:height="2.69271in">
          <draw:text-box>
            <text:p text:style-name="a447" text:class-names="" text:cond-style-name=""><text:span text:style-name="a446" text:class-names="">The Freedom Of Information act (2000):</text:span></text:p>
            <text:p text:style-name="a449" text:class-names="" text:cond-style-name=""><text:span text:style-name="a448" text:class-names="">This act states that, any person can request data that is held in the public sector; Also the authorities are obligated to publish certain information about their activities.</text:span></text:p>
            <text:p text:style-name="a451" text:class-names="" text:cond-style-name=""><text:span text:style-name="a450" text:class-names=""/></text:p>
            <text:p text:style-name="a453" text:class-names="" text:cond-style-name=""><text:span text:style-name="a452" text:class-names="">Human Rights act (1998)</text:span></text:p>
            <text:p text:style-name="a455" text:class-names="" text:cond-style-name=""><text:span text:style-name="a454" text:class-names="">States that a person has a right to privacy, and personal and family life must be respected.</text:span></text:p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875in" svg:y="2.29121in" svg:width="8.925in" svg:height="4.87407in"/>
      <presentation:placeholder presentation:object="subtitle" svg:x="1.3125in" svg:y="7.35324in" svg:width="7.875in" svg:height="3.38009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2" style:display-name="Title and Content">
      <presentation:placeholder presentation:object="title" svg:x="0.72188in" svg:y="0.74537in" svg:width="9.05625in" svg:height="2.70602in"/>
      <presentation:placeholder presentation:object="object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3" style:display-name="Section Header">
      <presentation:placeholder presentation:object="title" svg:x="0.71641in" svg:y="3.49028in" svg:width="9.05625in" svg:height="5.82361in"/>
      <presentation:placeholder presentation:object="outline" svg:x="0.71641in" svg:y="9.36899in" svg:width="9.05625in" svg:height="3.062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4" style:display-name="Two Content">
      <presentation:placeholder presentation:object="title" svg:x="0.72188in" svg:y="0.74537in" svg:width="9.05625in" svg:height="2.70602in"/>
      <presentation:placeholder presentation:object="object" svg:x="0.72188in" svg:y="3.72685in" svg:width="4.4625in" svg:height="8.88287in"/>
      <presentation:placeholder presentation:object="object" svg:x="5.31563in" svg:y="3.72685in" svg:width="4.4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5" style:display-name="Comparison">
      <presentation:placeholder presentation:object="title" svg:x="0.72324in" svg:y="0.74537in" svg:width="9.05625in" svg:height="2.70602in"/>
      <presentation:placeholder presentation:object="outline" svg:x="0.72324in" svg:y="3.43195in" svg:width="4.44199in" svg:height="1.68194in"/>
      <presentation:placeholder presentation:object="object" svg:x="0.72324in" svg:y="5.11389in" svg:width="4.44199in" svg:height="7.52176in"/>
      <presentation:placeholder presentation:object="outline" svg:x="5.31563in" svg:y="3.43195in" svg:width="4.46387in" svg:height="1.68194in"/>
      <presentation:placeholder presentation:object="object" svg:x="5.31563in" svg:y="5.11389in" svg:width="4.46387in" svg:height="7.52176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6" style:display-name="Title Only">
      <presentation:placeholder presentation:object="title" svg:x="0.72188in" svg:y="0.74537in" svg:width="9.05625in" svg:height="2.706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7" style:display-name="Blank"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8" style:display-name="Content with Caption">
      <presentation:placeholder presentation:object="title" svg:x="0.72324in" svg:y="0.93333in" svg:width="3.38652in" svg:height="3.26667in"/>
      <presentation:placeholder presentation:object="object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9" style:display-name="Picture with Caption">
      <presentation:placeholder presentation:object="title" svg:x="0.72324in" svg:y="0.93333in" svg:width="3.38652in" svg:height="3.26667in"/>
      <presentation:placeholder presentation:object="graphic" svg:x="4.46387in" svg:y="2.01574in" svg:width="5.31563in" svg:height="9.94907in"/>
      <presentation:placeholder presentation:object="outline" svg:x="0.72324in" svg:y="4.2in" svg:width="3.38652in" svg:height="7.78102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0" style:display-name="Title and Vertical Text">
      <presentation:placeholder presentation:object="title" svg:x="0.72188in" svg:y="0.74537in" svg:width="9.05625in" svg:height="2.70602in"/>
      <presentation:placeholder presentation:object="outline" svg:x="0.72188in" svg:y="3.72685in" svg:width="9.05625in" svg:height="8.88287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presentation-page-layout style:name="Master1-PPL11" style:display-name="Vertical Title and Text">
      <presentation:placeholder presentation:object="title" svg:x="7.51406in" svg:y="0.74537in" svg:width="2.26406in" svg:height="11.86435in"/>
      <presentation:placeholder presentation:object="outline" svg:x="0.72188in" svg:y="0.74537in" svg:width="6.66094in" svg:height="11.86435in"/>
      <presentation:placeholder presentation:object="date-time" svg:x="0.72188in" svg:y="12.97593in" svg:width="2.3625in" svg:height="0.74537in"/>
      <presentation:placeholder presentation:object="footer" svg:x="3.47813in" svg:y="12.97593in" svg:width="3.54375in" svg:height="0.74537in"/>
      <presentation:placeholder presentation:object="page-number" svg:x="7.41563in" svg:y="12.97593in" svg:width="2.3625in" svg:height="0.7453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.5in" fo:page-height="14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.05in" fo:margin-left="1.83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75in" style:font-size-asian="0.875in" style:font-size-complex="0.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.05in" fo:margin-left="2.36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.05in" fo:margin-left="0in" fo:margin-right="0in" fo:text-indent="0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4167in" style:font-size-asian="0.64167in" style:font-size-complex="0.6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.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833in" style:font-size-asian="0.40833in" style:font-size-complex="0.4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.05in" fo:margin-left="0.2625in" fo:margin-right="0in" fo:text-indent="-0.2625in" fo:margin-top="0.1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.05in" fo:margin-left="0.787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75in" style:font-size-asian="0.175in" style:font-size-complex="0.1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.05in" fo:margin-left="1.3125in" fo:margin-right="0in" fo:text-indent="-0.2625in" fo:margin-top="0.07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.1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8375in"/>
      </text:list-level-style-number>
      <text:list-level-style-number text:level="5" style:num-format="">
        <style:list-level-properties text:space-before="2.36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8375in"/>
      </text:list-level-style-number>
      <text:list-level-style-number text:level="5" style:num-format="">
        <style:list-level-properties text:space-before="2.36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8375in"/>
      </text:list-level-style-number>
      <text:list-level-style-number text:level="5" style:num-format="">
        <style:list-level-properties text:space-before="2.36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8375in"/>
      </text:list-level-style-number>
      <text:list-level-style-number text:level="5" style:num-format="">
        <style:list-level-properties text:space-before="2.36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8375in"/>
      </text:list-level-style-number>
      <text:list-level-style-number text:level="5" style:num-format="">
        <style:list-level-properties text:space-before="2.36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5in" text:min-label-width="0.2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5in" text:min-label-width="0.2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75in" text:min-label-width="0.2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in" text:min-label-width="0.2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75in" text:min-label-width="0.2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75in" text:min-label-width="0.2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75in" text:min-label-width="0.2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75in" text:min-label-width="0.26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72188in" svg:y="0.74537in" svg:width="9.05625in" svg:height="2.706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2188in" svg:y="3.72685in" svg:width="9.05625in" svg:height="8.8828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72188in" svg:y="12.97593in" svg:width="2.3625in" svg:height="0.74537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3/2015</text:date></text:span></text:p>
        </draw:text-box>
        <svg:title/>
        <svg:desc/>
      </draw:frame>
      <draw:frame draw:id="id3" presentation:style-name="a26" draw:name="Footer Placeholder 4" svg:x="3.47813in" svg:y="12.97593in" svg:width="3.54375in" svg:height="0.7453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41563in" svg:y="12.97593in" svg:width="2.3625in" svg:height="0.7453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875in" svg:y="2.29121in" svg:width="8.925in" svg:height="4.8740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3125in" svg:y="7.35324in" svg:width="7.875in" svg:height="3.38009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72188in" svg:y="12.97593in" svg:width="2.3625in" svg:height="0.74537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03/2015</text:date></text:span></text:p>
        </draw:text-box>
        <svg:title/>
        <svg:desc/>
      </draw:frame>
      <draw:frame draw:id="id8" presentation:style-name="a43" draw:name="Footer Placeholder 4" svg:x="3.47813in" svg:y="12.97593in" svg:width="3.54375in" svg:height="0.74537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41563in" svg:y="12.97593in" svg:width="2.3625in" svg:height="0.7453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72188in" svg:y="0.74537in" svg:width="9.05625in" svg:height="2.70602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72188in" svg:y="3.72685in" svg:width="9.05625in" svg:height="8.8828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72188in" svg:y="12.97593in" svg:width="2.3625in" svg:height="0.74537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03/2015</text:date></text:span></text:p>
        </draw:text-box>
        <svg:title/>
        <svg:desc/>
      </draw:frame>
      <draw:frame draw:id="id13" presentation:style-name="a73" draw:name="Footer Placeholder 4" svg:x="3.47813in" svg:y="12.97593in" svg:width="3.54375in" svg:height="0.74537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41563in" svg:y="12.97593in" svg:width="2.3625in" svg:height="0.74537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1641in" svg:y="3.49028in" svg:width="9.05625in" svg:height="5.82361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1641in" svg:y="9.36899in" svg:width="9.05625in" svg:height="3.0625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72188in" svg:y="12.97593in" svg:width="2.3625in" svg:height="0.74537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03/2015</text:date></text:span></text:p>
        </draw:text-box>
        <svg:title/>
        <svg:desc/>
      </draw:frame>
      <draw:frame draw:id="id18" presentation:style-name="a91" draw:name="Footer Placeholder 4" svg:x="3.47813in" svg:y="12.97593in" svg:width="3.54375in" svg:height="0.7453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41563in" svg:y="12.97593in" svg:width="2.3625in" svg:height="0.7453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72188in" svg:y="0.74537in" svg:width="9.05625in" svg:height="2.70602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72188in" svg:y="3.72685in" svg:width="4.4625in" svg:height="8.8828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31563in" svg:y="3.72685in" svg:width="4.4625in" svg:height="8.8828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72188in" svg:y="12.97593in" svg:width="2.3625in" svg:height="0.74537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03/2015</text:date></text:span></text:p>
        </draw:text-box>
        <svg:title/>
        <svg:desc/>
      </draw:frame>
      <draw:frame draw:id="id24" presentation:style-name="a137" draw:name="Footer Placeholder 5" svg:x="3.47813in" svg:y="12.97593in" svg:width="3.54375in" svg:height="0.7453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41563in" svg:y="12.97593in" svg:width="2.3625in" svg:height="0.7453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72324in" svg:y="0.74537in" svg:width="9.05625in" svg:height="2.70602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72324in" svg:y="3.43195in" svg:width="4.44199in" svg:height="1.6819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72324in" svg:y="5.11389in" svg:width="4.44199in" svg:height="7.52176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31563in" svg:y="3.43195in" svg:width="4.46387in" svg:height="1.6819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31563in" svg:y="5.11389in" svg:width="4.46387in" svg:height="7.52176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72188in" svg:y="12.97593in" svg:width="2.3625in" svg:height="0.74537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03/2015</text:date></text:span></text:p>
        </draw:text-box>
        <svg:title/>
        <svg:desc/>
      </draw:frame>
      <draw:frame draw:id="id32" presentation:style-name="a191" draw:name="Footer Placeholder 7" svg:x="3.47813in" svg:y="12.97593in" svg:width="3.54375in" svg:height="0.74537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41563in" svg:y="12.97593in" svg:width="2.3625in" svg:height="0.74537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72188in" svg:y="0.74537in" svg:width="9.05625in" svg:height="2.70602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72188in" svg:y="12.97593in" svg:width="2.3625in" svg:height="0.74537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03/2015</text:date></text:span></text:p>
        </draw:text-box>
        <svg:title/>
        <svg:desc/>
      </draw:frame>
      <draw:frame draw:id="id36" presentation:style-name="a205" draw:name="Footer Placeholder 3" svg:x="3.47813in" svg:y="12.97593in" svg:width="3.54375in" svg:height="0.7453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41563in" svg:y="12.97593in" svg:width="2.3625in" svg:height="0.7453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72188in" svg:y="12.97593in" svg:width="2.3625in" svg:height="0.74537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03/2015</text:date></text:span></text:p>
        </draw:text-box>
        <svg:title/>
        <svg:desc/>
      </draw:frame>
      <draw:frame draw:id="id39" presentation:style-name="a216" draw:name="Footer Placeholder 2" svg:x="3.47813in" svg:y="12.97593in" svg:width="3.54375in" svg:height="0.74537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41563in" svg:y="12.97593in" svg:width="2.3625in" svg:height="0.74537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72324in" svg:y="0.93333in" svg:width="3.38652in" svg:height="3.26667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46387in" svg:y="2.01574in" svg:width="5.31563in" svg:height="9.94907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72324in" svg:y="4.2in" svg:width="3.38652in" svg:height="7.78102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72188in" svg:y="12.97593in" svg:width="2.3625in" svg:height="0.74537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03/2015</text:date></text:span></text:p>
        </draw:text-box>
        <svg:title/>
        <svg:desc/>
      </draw:frame>
      <draw:frame draw:id="id45" presentation:style-name="a250" draw:name="Footer Placeholder 5" svg:x="3.47813in" svg:y="12.97593in" svg:width="3.54375in" svg:height="0.74537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41563in" svg:y="12.97593in" svg:width="2.3625in" svg:height="0.74537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72324in" svg:y="0.93333in" svg:width="3.38652in" svg:height="3.2666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46387in" svg:y="2.01574in" svg:width="5.31563in" svg:height="9.94907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72324in" svg:y="4.2in" svg:width="3.38652in" svg:height="7.7810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72188in" svg:y="12.97593in" svg:width="2.3625in" svg:height="0.74537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03/2015</text:date></text:span></text:p>
        </draw:text-box>
        <svg:title/>
        <svg:desc/>
      </draw:frame>
      <draw:frame draw:id="id51" presentation:style-name="a271" draw:name="Footer Placeholder 5" svg:x="3.47813in" svg:y="12.97593in" svg:width="3.54375in" svg:height="0.7453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41563in" svg:y="12.97593in" svg:width="2.3625in" svg:height="0.7453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72188in" svg:y="0.74537in" svg:width="9.05625in" svg:height="2.70602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72188in" svg:y="3.72685in" svg:width="9.05625in" svg:height="8.88287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72188in" svg:y="12.97593in" svg:width="2.3625in" svg:height="0.74537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03/2015</text:date></text:span></text:p>
        </draw:text-box>
        <svg:title/>
        <svg:desc/>
      </draw:frame>
      <draw:frame draw:id="id56" presentation:style-name="a301" draw:name="Footer Placeholder 4" svg:x="3.47813in" svg:y="12.97593in" svg:width="3.54375in" svg:height="0.74537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41563in" svg:y="12.97593in" svg:width="2.3625in" svg:height="0.74537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51406in" svg:y="0.74537in" svg:width="2.26406in" svg:height="11.8643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72188in" svg:y="0.74537in" svg:width="6.66094in" svg:height="11.8643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72188in" svg:y="12.97593in" svg:width="2.3625in" svg:height="0.74537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03/2015</text:date></text:span></text:p>
        </draw:text-box>
        <svg:title/>
        <svg:desc/>
      </draw:frame>
      <draw:frame draw:id="id61" presentation:style-name="a331" draw:name="Footer Placeholder 4" svg:x="3.47813in" svg:y="12.97593in" svg:width="3.54375in" svg:height="0.74537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41563in" svg:y="12.97593in" svg:width="2.3625in" svg:height="0.74537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obert Rigler</meta:initial-creator>
    <dc:creator>Robert Rigler</dc:creator>
    <meta:creation-date>2015-03-09T17:53:37Z</meta:creation-date>
    <dc:date>2015-03-11T13:55:06Z</dc:date>
    <meta:template xlink:href="Office%20Theme" xlink:type="simple"/>
    <meta:editing-cycles>12</meta:editing-cycles>
    <meta:editing-duration>PT58998S</meta:editing-duration>
    <meta:document-statistic meta:paragraph-count="49" meta:word-count="390"/>
  </office:meta>
</office:document-meta>
</file>